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79.09mm" svg:y="126.68mm">
            <draw:object draw:notify-on-update-of-ranges="Feuille1.L6:Feuille1.L20 Feuille1.M5:Feuille1.M5 Feuille1.M6:Feuille1.M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68mm" svg:height="89.93mm" svg:x="346.72mm" svg:y="121.92mm">
            <draw:object draw:notify-on-update-of-ranges="Feuille1.R13:Feuille1.R17 Feuille1.S13:Feuille1.S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131.19mm">
            <draw:object draw:notify-on-update-of-ranges="Feuille1.B5:Feuille1.B11 Feuille1.C4:Feuille1.C4 Feuille1.C5:Feuille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ax ADC 3.3V</text:p>
          </table:table-cell>
          <table:table-cell office:value-type="float" office:value="4095" calcext:value-type="float">
            <text:p>409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[.E2]/2" office:value-type="float" office:value="2047.5" calcext:value-type="float">
            <text:p>2047,5</text:p>
          </table:table-cell>
          <table:table-cell table:number-columns-repeated="6"/>
          <table:table-cell office:value-type="string" calcext:value-type="string">
            <text:p>LEM HO10 (5V)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urant</text:p>
          </table:table-cell>
          <table:table-cell office:value-type="string" calcext:value-type="string">
            <text:p>Sortie ADC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0.6" calcext:value-type="float">
            <text:p>-10,6</text:p>
          </table:table-cell>
          <table:table-cell office:value-type="float" office:value="1692" calcext:value-type="float">
            <text:p>1692</text:p>
          </table:table-cell>
          <table:table-cell table:number-columns-repeated="8"/>
          <table:table-cell office:value-type="string" calcext:value-type="string">
            <text:p>Courant</text:p>
          </table:table-cell>
          <table:table-cell office:value-type="string" calcext:value-type="string">
            <text:p>Sortie ADC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" calcext:value-type="float">
            <text:p>-5,3</text:p>
          </table:table-cell>
          <table:table-cell office:value-type="float" office:value="1814" calcext:value-type="float">
            <text:p>1814</text:p>
          </table:table-cell>
          <table:table-cell table:formula="of:=[.C6]-[.C5]" office:value-type="float" office:value="122" calcext:value-type="float">
            <text:p>122</text:p>
          </table:table-cell>
          <table:table-cell table:formula="of:=([.B5]-[.B6])/[.D6]" office:value-type="float" office:value="-0.0434426229508197" calcext:value-type="float">
            <text:p>-0,0434426229508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990" calcext:value-type="float">
            <text:p>2990</text:p>
          </table:table-cell>
          <table:table-cell table:formula="of:=([.M6]-3000)/1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table:formula="of:=[.C7]-[.C6]" office:value-type="float" office:value="123" calcext:value-type="float">
            <text:p>123</text:p>
          </table:table-cell>
          <table:table-cell table:number-columns-repeated="7"/>
          <table:table-cell office:value-type="float" office:value="0.5" calcext:value-type="float">
            <text:p>0,5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([.M7]-3000)/110" office:value-type="float" office:value="0.0727272727272727" calcext:value-type="float">
            <text:p>0,072727272727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2064" calcext:value-type="float">
            <text:p>2064</text:p>
          </table:table-cell>
          <table:table-cell table:formula="of:=[.C8]-[.C7]" office:value-type="float" office:value="127" calcext:value-type="float">
            <text:p>127</text:p>
          </table:table-cell>
          <table:table-cell table:formula="of:=[.D6]/([.B6]-[.B5])" office:value-type="float" office:value="23.0188679245283" calcext:value-type="float">
            <text:p>23,018867924528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113" calcext:value-type="float">
            <text:p>3113</text:p>
          </table:table-cell>
          <table:table-cell office:value-type="float" office:value="113" calcext:value-type="float">
            <text:p>113</text:p>
          </table:table-cell>
          <table:table-cell table:formula="of:=([.M8]-3000)/110" office:value-type="float" office:value="1.02727272727273" calcext:value-type="float">
            <text:p>1,02727272727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6" calcext:value-type="float">
            <text:p>10,6</text:p>
          </table:table-cell>
          <table:table-cell office:value-type="float" office:value="2188" calcext:value-type="float">
            <text:p>2188</text:p>
          </table:table-cell>
          <table:table-cell table:formula="of:=[.C9]-[.C8]" office:value-type="float" office:value="124" calcext:value-type="float">
            <text:p>12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13" calcext:value-type="float">
            <text:p>3213</text:p>
          </table:table-cell>
          <table:table-cell table:formula="of:=[.M9]-[.M8]" office:value-type="float" office:value="100" calcext:value-type="float">
            <text:p>100</text:p>
          </table:table-cell>
          <table:table-cell table:formula="of:=([.M9]-3000)/110" office:value-type="float" office:value="1.93636363636364" calcext:value-type="float">
            <text:p>1,93636363636364</text:p>
          </table:table-cell>
          <table:table-cell table:number-columns-repeated="4"/>
        </table:table-row>
        <table:table-row table:style-name="ro1">
          <table:table-cell/>
          <table:table-cell table:formula="of:=[.B9]+5.3" office:value-type="float" office:value="15.9" calcext:value-type="float">
            <text:p>15,9</text:p>
          </table:table-cell>
          <table:table-cell table:formula="of:=[.C9]+124" office:value-type="float" office:value="2312" calcext:value-type="float">
            <text:p>231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330" calcext:value-type="float">
            <text:p>3330</text:p>
          </table:table-cell>
          <table:table-cell table:formula="of:=[.M10]-[.M9]" office:value-type="float" office:value="117" calcext:value-type="float">
            <text:p>117</text:p>
          </table:table-cell>
          <table:table-cell table:formula="of:=([.M10]-3000)/110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[.B10]+5.3" office:value-type="float" office:value="21.2" calcext:value-type="float">
            <text:p>21,2</text:p>
          </table:table-cell>
          <table:table-cell table:formula="of:=[.C10]+124" office:value-type="float" office:value="2436" calcext:value-type="float">
            <text:p>243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440" calcext:value-type="float">
            <text:p>3440</text:p>
          </table:table-cell>
          <table:table-cell table:formula="of:=[.M11]-[.M10]" office:value-type="float" office:value="110" calcext:value-type="float">
            <text:p>110</text:p>
          </table:table-cell>
          <table:table-cell table:formula="of:=([.M11]-3000)/11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11]+5.3" office:value-type="float" office:value="26.5" calcext:value-type="float">
            <text:p>26,5</text:p>
          </table:table-cell>
          <table:table-cell table:formula="of:=[.C11]+124" office:value-type="float" office:value="2560" calcext:value-type="float">
            <text:p>256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565" calcext:value-type="float">
            <text:p>3565</text:p>
          </table:table-cell>
          <table:table-cell table:formula="of:=[.M12]-[.M11]" office:value-type="float" office:value="125" calcext:value-type="float">
            <text:p>125</text:p>
          </table:table-cell>
          <table:table-cell table:formula="of:=([.M12]-3000)/110" office:value-type="float" office:value="5.13636363636364" calcext:value-type="float">
            <text:p>5,13636363636364</text:p>
          </table:table-cell>
          <table:table-cell table:number-columns-repeated="4"/>
        </table:table-row>
        <table:table-row table:style-name="ro1">
          <table:table-cell/>
          <table:table-cell table:formula="of:=[.B12]+5.3" office:value-type="float" office:value="31.8" calcext:value-type="float">
            <text:p>31,8</text:p>
          </table:table-cell>
          <table:table-cell table:formula="of:=[.C12]+124" office:value-type="float" office:value="2684" calcext:value-type="float">
            <text:p>2684</text:p>
          </table:table-cell>
          <table:table-cell table:number-columns-repeated="7"/>
          <table:table-cell office:value-type="string" calcext:value-type="string">
            <text:p>max value</text:p>
          </table:table-cell>
          <table:table-cell office:value-type="float" office:value="8.6" calcext:value-type="float">
            <text:p>8,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[.M13]-3000)/110" office:value-type="float" office:value="9.95454545454546" calcext:value-type="float">
            <text:p>9,954545454545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[.B13]+5.3" office:value-type="float" office:value="37.1" calcext:value-type="float">
            <text:p>37,1</text:p>
          </table:table-cell>
          <table:table-cell table:formula="of:=[.C13]+124" office:value-type="float" office:value="2808" calcext:value-type="float">
            <text:p>2808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2893" calcext:value-type="float">
            <text:p>2893</text:p>
          </table:table-cell>
          <table:table-cell/>
          <table:table-cell table:formula="of:=([.M14]-3000)/110" office:value-type="float" office:value="-0.972727272727273" calcext:value-type="float">
            <text:p>-0,972727272727273</text:p>
          </table:table-cell>
          <table:table-cell table:formula="of:=[.S14]-[.S13]" office:value-type="float" office:value="225" calcext:value-type="float">
            <text:p>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/>
          <table:table-cell table:formula="of:=[.B14]+5.3" office:value-type="float" office:value="42.4" calcext:value-type="float">
            <text:p>42,4</text:p>
          </table:table-cell>
          <table:table-cell table:formula="of:=[.C14]+124" office:value-type="float" office:value="2932" calcext:value-type="float">
            <text:p>2932</text:p>
          </table:table-cell>
          <table:table-cell table:number-columns-repeated="7"/>
          <table:table-cell table:formula="of:=3000-38" office:value-type="float" office:value="2962" calcext:value-type="float">
            <text:p>2962</text:p>
          </table:table-cell>
          <table:table-cell office:value-type="float" office:value="-2" calcext:value-type="float">
            <text:p>-2</text:p>
          </table:table-cell>
          <table:table-cell office:value-type="float" office:value="2796" calcext:value-type="float">
            <text:p>2796</text:p>
          </table:table-cell>
          <table:table-cell/>
          <table:table-cell table:formula="of:=([.M15]-3000)/110" office:value-type="float" office:value="-1.85454545454545" calcext:value-type="float">
            <text:p>-1,85454545454545</text:p>
          </table:table-cell>
          <table:table-cell table:formula="of:=[.S15]-[.S14]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/>
          <table:table-cell table:formula="of:=[.B15]+5.3" office:value-type="float" office:value="47.7" calcext:value-type="float">
            <text:p>47,7</text:p>
          </table:table-cell>
          <table:table-cell table:formula="of:=[.C15]+124" office:value-type="float" office:value="3056" calcext:value-type="float">
            <text:p>3056</text:p>
          </table:table-cell>
          <table:table-cell table:number-columns-repeated="8"/>
          <table:table-cell office:value-type="float" office:value="-3" calcext:value-type="float">
            <text:p>-3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([.M16]-3000)/110" office:value-type="float" office:value="-2.72727272727273" calcext:value-type="float">
            <text:p>-2,72727272727273</text:p>
          </table:table-cell>
          <table:table-cell table:formula="of:=[.S16]-[.S15]"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/>
          <table:table-cell table:formula="of:=[.B16]+5.3" office:value-type="float" office:value="53" calcext:value-type="float">
            <text:p>53</text:p>
          </table:table-cell>
          <table:table-cell table:formula="of:=[.C16]+124" office:value-type="float" office:value="3180" calcext:value-type="float">
            <text:p>3180</text:p>
          </table:table-cell>
          <table:table-cell table:number-columns-repeated="8"/>
          <table:table-cell office:value-type="float" office:value="-4" calcext:value-type="float">
            <text:p>-4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([.M17]-3000)/110" office:value-type="float" office:value="-3.63636363636364" calcext:value-type="float">
            <text:p>-3,63636363636364</text:p>
          </table:table-cell>
          <table:table-cell table:formula="of:=[.S17]-[.S16]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17]+5.3" office:value-type="float" office:value="58.3" calcext:value-type="float">
            <text:p>58,3</text:p>
          </table:table-cell>
          <table:table-cell table:formula="of:=[.C17]+124" office:value-type="float" office:value="3304" calcext:value-type="float">
            <text:p>3304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([.M18]-3000)/110" office:value-type="float" office:value="-4.54545454545455" calcext:value-type="float">
            <text:p>-4,54545454545455</text:p>
          </table:table-cell>
          <table:table-cell table:number-columns-repeated="4"/>
        </table:table-row>
        <table:table-row table:style-name="ro1">
          <table:table-cell/>
          <table:table-cell table:formula="of:=[.B18]+5.3" office:value-type="float" office:value="63.6" calcext:value-type="float">
            <text:p>63,6</text:p>
          </table:table-cell>
          <table:table-cell table:formula="of:=[.C18]+124" office:value-type="float" office:value="3428" calcext:value-type="float">
            <text:p>3428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([.M19]-3000)/110" office:value-type="float" office:value="-8.90909090909091" calcext:value-type="float">
            <text:p>-8,90909090909091</text:p>
          </table:table-cell>
          <table:table-cell table:number-columns-repeated="4"/>
        </table:table-row>
        <table:table-row table:style-name="ro1">
          <table:table-cell/>
          <table:table-cell table:formula="of:=[.B19]+5.3" office:value-type="float" office:value="68.9" calcext:value-type="float">
            <text:p>68,9</text:p>
          </table:table-cell>
          <table:table-cell table:formula="of:=[.C19]+124" office:value-type="float" office:value="3552" calcext:value-type="float">
            <text:p>3552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([.M20]-3000)/110" office:value-type="float" office:value="-18.0909090909091" calcext:value-type="float">
            <text:p>-18,0909090909091</text:p>
          </table:table-cell>
          <table:table-cell table:number-columns-repeated="4"/>
        </table:table-row>
        <table:table-row table:style-name="ro1">
          <table:table-cell/>
          <table:table-cell table:formula="of:=[.B20]+5.3" office:value-type="float" office:value="74.2" calcext:value-type="float">
            <text:p>74,2</text:p>
          </table:table-cell>
          <table:table-cell table:formula="of:=[.C20]+124" office:value-type="float" office:value="3676" calcext:value-type="float">
            <text:p>3676</text:p>
          </table:table-cell>
          <table:table-cell table:number-columns-repeated="5"/>
          <table:table-cell table:formula="of:=0.3/[.I23]" office:value-type="float" office:value="38.1976744186047" calcext:value-type="float">
            <text:p>38,1976744186047</text:p>
          </table:table-cell>
          <table:table-cell table:number-columns-repeated="10"/>
        </table:table-row>
        <table:table-row table:style-name="ro1">
          <table:table-cell/>
          <table:table-cell table:formula="of:=[.B21]+5.3" office:value-type="float" office:value="79.5" calcext:value-type="float">
            <text:p>79,5</text:p>
          </table:table-cell>
          <table:table-cell table:formula="of:=[.C21]+124" office:value-type="float" office:value="3800" calcext:value-type="float">
            <text:p>3800</text:p>
          </table:table-cell>
          <table:table-cell table:number-columns-repeated="16"/>
        </table:table-row>
        <table:table-row table:style-name="ro1">
          <table:table-cell/>
          <table:table-cell table:formula="of:=[.B22]+5.3" office:value-type="float" office:value="84.8" calcext:value-type="float">
            <text:p>84,8</text:p>
          </table:table-cell>
          <table:table-cell table:formula="of:=[.C22]+124" office:value-type="float" office:value="3924" calcext:value-type="float">
            <text:p>3924</text:p>
          </table:table-cell>
          <table:table-cell table:number-columns-repeated="5"/>
          <table:table-cell table:formula="of:=8.6/1095" office:value-type="float" office:value="0.00785388127853881" calcext:value-type="float">
            <text:p>0,007853881278539</text:p>
          </table:table-cell>
          <table:table-cell table:number-columns-repeated="10"/>
        </table:table-row>
        <table:table-row table:style-name="ro1">
          <table:table-cell/>
          <table:table-cell table:formula="of:=[.B23]+5.3" office:value-type="float" office:value="90.1" calcext:value-type="float">
            <text:p>90,1</text:p>
          </table:table-cell>
          <table:table-cell table:formula="of:=[.C23]+124" office:value-type="float" office:value="4048" calcext:value-type="float">
            <text:p>4048</text:p>
          </table:table-cell>
          <table:table-cell table:number-columns-repeated="16"/>
        </table:table-row>
      </table:table>
      <table:table table:name="Feuille2" table:style-name="ta1">
        <table:table-column table:style-name="co1" table:number-columns-repeated="15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EM HO10 (3.3V) </text:p>
          </table:table-cell>
          <table:table-cell table:number-columns-repeated="6"/>
          <table:table-cell office:value-type="string" calcext:value-type="string">
            <text:p>LEM HO25 (3.3V) 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urant</text:p>
          </table:table-cell>
          <table:table-cell office:value-type="string" calcext:value-type="string">
            <text:p>Sortie ADC</text:p>
          </table:table-cell>
          <table:table-cell table:number-columns-repeated="5"/>
          <table:table-cell office:value-type="string" calcext:value-type="string">
            <text:p>Courant</text:p>
          </table:table-cell>
          <table:table-cell office:value-type="string" calcext:value-type="string">
            <text:p>Sortie AD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965" calcext:value-type="float">
            <text:p>1965</text:p>
          </table:table-cell>
          <table:table-cell table:formula="of:=[.D12]-[.D11]" office:value-type="float" office:value="30" calcext:value-type="float">
            <text:p>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formula="of:=[.K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formula="of:=[.D13]-[.D12]" office:value-type="float" office:value="30" calcext:value-type="float">
            <text:p>3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table:formula="of:=[.K13]-[.K12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55" calcext:value-type="float">
            <text:p>2055</text:p>
          </table:table-cell>
          <table:table-cell table:formula="of:=[.D14]-[.D13]" office:value-type="float" office:value="60" calcext:value-type="float">
            <text:p>6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K14]-[.K1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15" calcext:value-type="float">
            <text:p>2115</text:p>
          </table:table-cell>
          <table:table-cell table:formula="of:=[.D15]-[.D14]" office:value-type="float" office:value="60" calcext:value-type="float">
            <text:p>6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30" calcext:value-type="float">
            <text:p>2030</text:p>
          </table:table-cell>
          <table:table-cell table:formula="of:=[.K15]-[.K1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75" calcext:value-type="float">
            <text:p>2175</text:p>
          </table:table-cell>
          <table:table-cell table:formula="of:=[.D16]-[.D15]" office:value-type="float" office:value="60" calcext:value-type="float">
            <text:p>6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60" calcext:value-type="float">
            <text:p>2060</text:p>
          </table:table-cell>
          <table:table-cell table:formula="of:=[.K16]-[.K1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35" calcext:value-type="float">
            <text:p>2235</text:p>
          </table:table-cell>
          <table:table-cell table:formula="of:=[.D17]-[.D16]" office:value-type="float" office:value="60" calcext:value-type="float">
            <text:p>6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formula="of:=[.K17]-[.K16]" office:value-type="float" office:value="-2060" calcext:value-type="float">
            <text:p>-2060</text:p>
          </table:table-cell>
          <table:table-cell table:number-columns-repeated="2"/>
          <table:table-cell table:formula="of:=30*4000/4870" office:value-type="float" office:value="24.6406570841889" calcext:value-type="float">
            <text:p>24,640657084188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10" calcext:value-type="float">
            <text:p>2510</text:p>
          </table:table-cell>
          <table:table-cell table:formula="of:=[.D18]-[.D17]" office:value-type="float" office:value="275" calcext:value-type="float">
            <text:p>275</text:p>
          </table:table-cell>
          <table:table-cell table:formula="of:=[.E18]/5"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[.K18]-[.K17]" office:value-type="float" office:value="0" calcext:value-type="float">
            <text:p>0</text:p>
          </table:table-cell>
          <table:table-cell table:formula="of:=[.L17]/5" office:value-type="float" office:value="-412" calcext:value-type="float">
            <text:p>-4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05" calcext:value-type="float">
            <text:p>2805</text:p>
          </table:table-cell>
          <table:table-cell table:formula="of:=[.D19]-[.D18]" office:value-type="float" office:value="295" calcext:value-type="float">
            <text:p>29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/>
          <table:table-cell table:formula="of:=[.K20]-[.K11]" office:value-type="float" office:value="-1935" calcext:value-type="float">
            <text:p>-19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874" calcext:value-type="float">
            <text:p>1874</text:p>
          </table:table-cell>
          <table:table-cell table:formula="of:=[.D21]-[.D11]" office:value-type="float" office:value="-61" calcext:value-type="float">
            <text:p>-6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table:formula="of:=[.K21]-[.K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815" calcext:value-type="float">
            <text:p>1815</text:p>
          </table:table-cell>
          <table:table-cell table:formula="of:=[.D22]-[.D21]" office:value-type="float" office:value="-59" calcext:value-type="float">
            <text:p>-59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table:formula="of:=[.K22]-[.K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757" calcext:value-type="float">
            <text:p>1757</text:p>
          </table:table-cell>
          <table:table-cell table:formula="of:=[.D23]-[.D22]" office:value-type="float" office:value="-58" calcext:value-type="float">
            <text:p>-58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/>
          <table:table-cell table:formula="of:=[.K23]-[.K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1700" calcext:value-type="float">
            <text:p>1700</text:p>
          </table:table-cell>
          <table:table-cell table:formula="of:=[.D24]-[.D23]" office:value-type="float" office:value="-57" calcext:value-type="float">
            <text:p>-57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/>
          <table:table-cell table:formula="of:=[.K24]-[.K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642" calcext:value-type="float">
            <text:p>1642</text:p>
          </table:table-cell>
          <table:table-cell table:formula="of:=[.D25]-[.D24]" office:value-type="float" office:value="-58" calcext:value-type="float">
            <text:p>-58</text:p>
          </table:table-cell>
          <table:table-cell table:formula="of:=[.D25]-[.D11]" office:value-type="float" office:value="-293" calcext:value-type="float">
            <text:p>-293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table:formula="of:=[.K25]-[.K24]" office:value-type="float" office:value="0" calcext:value-type="float">
            <text:p>0</text:p>
          </table:table-cell>
          <table:table-cell table:formula="of:=[.K24]-[.K11]" office:value-type="float" office:value="-1935" calcext:value-type="float">
            <text:p>-19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table:formula="of:=[.D26]-[.D25]" office:value-type="float" office:value="-1642" calcext:value-type="float">
            <text:p>-1642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4:10:13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7:33:04.251000000</meta:creation-date>
    <meta:generator>LibreOffice/5.4.7.2$Windows_X86_64 LibreOffice_project/c838ef25c16710f8838b1faec480ebba495259d0</meta:generator>
    <dc:date>2020-02-04T08:39:49.528000000</dc:date>
    <meta:editing-duration>P1DT24M47S</meta:editing-duration>
    <meta:editing-cycles>4</meta:editing-cycles>
    <meta:document-statistic meta:table-count="2" meta:cell-count="2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Feuille1.L6:Feuille1.M20 Feuille1.M5:Feuille1.M5" chart:data-source-has-labels="row" svg:x="0.32cm" svg:y="0.18cm" svg:width="12.296cm" svg:height="8.64cm">
          <chartooo:coordinate-region svg:x="0.558cm" svg:y="0.379cm" svg:width="11.8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M6:Feuille1.M20" chart:label-cell-address="Feuille1.M5:Feuille1.M5" chart:class="chart:scatter">
            <chart:domain table:cell-range-address="Feuille1.L6:Feuille1.L20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Sortie ADC</text:p>
                <draw:g>
                  <svg:desc>Feuille1.M5:Feuille1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L6:Feuille1.L20</svg:desc>
                </draw:g>
              </table:table-cell>
              <table:table-cell office:value-type="float" office:value="3000">
                <text:p>3000</text:p>
                <draw:g>
                  <svg:desc>Feuille1.M6:Feuille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">
                <text:p>-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">
                <text:p>-1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1010">
                <text:p>10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69cm" svg:height="8.994cm" xlink:href=".." xlink:type="simple" chart:class="chart:scatter" chart:style-name="ch1">
        <chart:legend chart:legend-position="end" svg:x="13.037cm" svg:y="4.198cm" style:legend-expansion="high" chart:style-name="ch2"/>
        <chart:plot-area chart:style-name="ch3" table:cell-range-address="Feuille1.R13:Feuille1.S17" svg:x="0.319cm" svg:y="0.179cm" svg:width="12.399cm" svg:height="8.636cm">
          <chartooo:coordinate-region svg:x="1.311cm" svg:y="0.378cm" svg:width="11.31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S13:Feuille1.S17" chart:class="chart:scatter">
            <chart:domain table:cell-range-address="Feuille1.R13:Feuille1.R1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Colonne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R13:Feuille1.R17</svg:desc>
                </draw:g>
              </table:table-cell>
              <table:table-cell office:value-type="float" office:value="3000">
                <text:p>3000</text:p>
                <draw:g>
                  <svg:desc>Feuille1.S13:Feuille1.S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Feuille1.B5:Feuille1.C11 Feuille1.C4:Feuille1.C4" chart:data-source-has-labels="row" svg:x="0.32cm" svg:y="0.18cm" svg:width="12.296cm" svg:height="8.64cm">
          <chartooo:coordinate-region svg:x="0.558cm" svg:y="0.379cm" svg:width="11.8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5:Feuille1.C11" chart:label-cell-address="Feuille1.C4:Feuille1.C4" chart:class="chart:scatter">
            <chart:domain table:cell-range-address="Feuille1.B5:Feuille1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ortie ADC</text:p>
                <draw:g>
                  <svg:desc>Feuille1.C4:Feuille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6">
                <text:p>-10.6</text:p>
                <draw:g>
                  <svg:desc>Feuille1.B5:Feuille1.B11</svg:desc>
                </draw:g>
              </table:table-cell>
              <table:table-cell office:value-type="float" office:value="1692">
                <text:p>1692</text:p>
                <draw:g>
                  <svg:desc>Feuille1.C5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3">
                <text:p>-5.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">
                <text:p>5.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">
                <text:p>10.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9">
                <text:p>15.9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">
                <text:p>21.2</text:p>
              </table:table-cell>
              <table:table-cell office:value-type="float" office:value="2436">
                <text:p>2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Windows_X86_64 LibreOffice_project/c838ef25c16710f8838b1faec480ebba495259d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